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pitch="variable"/>
    <style:font-face style:name="Noto Sans CJK SC" svg:font-family="'Noto Sans CJK SC'" style:font-pitch="variable"/>
    <style:font-face style:name="Noto Sans Devanagari" svg:font-family="'Noto Sans Devanagari'"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Arial" fo:font-size="16pt" fo:language="ca" fo:country="ES" style:text-underline-style="solid" style:text-underline-width="auto" style:text-underline-color="font-color" fo:font-weight="bold" style:font-size-asian="16pt" style:font-weight-asian="bold" style:font-name-complex="Arial" style:font-size-complex="16pt"/>
    </style:style>
    <style:style style:name="P2" style:family="paragraph" style:parent-style-name="Header">
      <style:paragraph-properties fo:text-align="center" style:justify-single-word="false"/>
      <style:text-properties style:font-name="Arial" fo:font-size="16pt" fo:language="ca" fo:country="ES" style:text-underline-style="solid" style:text-underline-width="auto" style:text-underline-color="font-color" fo:font-weight="bold" style:font-size-asian="16pt" style:font-weight-asian="bold" style:font-name-complex="Arial" style:font-size-complex="16pt"/>
    </style:style>
    <style:style style:name="P3" style:family="paragraph" style:parent-style-name="Normal_20__28_Web_29_" style:list-style-name="WW8Num1">
      <style:paragraph-properties fo:margin-top="0cm" fo:margin-bottom="0.21cm" loext:contextual-spacing="false" fo:line-height="150%" fo:text-align="justify" style:justify-single-word="false"/>
      <style:text-properties officeooo:paragraph-rsid="001aa5f0"/>
    </style:style>
    <style:style style:name="P4" style:family="paragraph" style:parent-style-name="Normal_20__28_Web_29_" style:list-style-name="WW8Num1">
      <style:paragraph-properties fo:margin-top="0cm" fo:margin-bottom="0.21cm" loext:contextual-spacing="false" fo:line-height="150%" fo:text-align="justify" style:justify-single-word="false"/>
      <style:text-properties style:font-name="Arial" fo:language="ca" fo:country="ES" fo:font-weight="bold" style:font-weight-asian="bold" style:font-name-complex="Arial"/>
    </style:style>
    <style:style style:name="P5" style:family="paragraph" style:parent-style-name="Normal_20__28_Web_29_" style:list-style-name="WW8Num1">
      <style:paragraph-properties fo:margin-top="0cm" fo:margin-bottom="0.21cm" loext:contextual-spacing="false" fo:line-height="150%" fo:text-align="justify" style:justify-single-word="false"/>
      <style:text-properties style:font-name="Arial" fo:language="ca" fo:country="ES" fo:font-weight="bold" officeooo:paragraph-rsid="001aa5f0" style:font-weight-asian="bold" style:font-name-complex="Arial"/>
    </style:style>
    <style:style style:name="P6" style:family="paragraph" style:parent-style-name="Normal_20__28_Web_29_" style:list-style-name="WW8Num1" style:master-page-name="Standard">
      <style:paragraph-properties fo:margin-top="0cm" fo:margin-bottom="0.21cm" loext:contextual-spacing="false" fo:line-height="150%" fo:text-align="justify" style:justify-single-word="false" style:page-number="auto"/>
      <style:text-properties style:font-name="Arial" fo:language="ca" fo:country="ES" fo:font-weight="bold" style:font-weight-asian="bold" style:font-name-complex="Arial"/>
    </style:style>
    <style:style style:name="P7" style:family="paragraph" style:parent-style-name="Normal_20__28_Web_29_" style:list-style-name="">
      <style:paragraph-properties fo:margin-left="1.27cm" fo:margin-right="0cm" fo:margin-top="0cm" fo:margin-bottom="0.21cm" loext:contextual-spacing="false" fo:line-height="150%" fo:text-align="justify" style:justify-single-word="false" fo:text-indent="0cm" style:auto-text-indent="false"/>
    </style:style>
    <style:style style:name="T1" style:family="text">
      <style:text-properties style:font-name="Arial" fo:language="ca" fo:country="ES" fo:font-weight="bold" style:font-weight-asian="bold" style:font-name-complex="Arial"/>
    </style:style>
    <style:style style:name="T2" style:family="text">
      <style:text-properties style:font-name="Arial" fo:language="ca" fo:country="ES" fo:font-weight="bold" style:font-name-asian="Arial" style:font-weight-asian="bold" style:font-name-complex="Arial"/>
    </style:style>
    <style:style style:name="T3" style:family="text">
      <style:text-properties style:font-name="Arial" fo:language="ca" fo:country="ES" fo:font-weight="bold" officeooo:rsid="001aa5f0" style:font-name-asian="Arial" style:font-weight-asian="bold"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278281740" text:style-name="WW8Num1">
        <text:list-item>
          <text:p text:style-name="P6">Joan Martí vol crear una fusteria. La vol crear com a empresari individual i calcula que necessitarà un treballador que li ajude. Classifica l’empresa que vol muntar Joan segons les diverses classificacions que apareixen al tema.</text:p>
        </text:list-item>
        <text:list-item>
          <text:p text:style-name="P4">Marc López vol muntar un negoci informàtic a sa casa, sols amb un ordinador i una connexió a Internet. El més important que va a tenir en compte Marc a l’hora de muntar el negoci és que no vol haver d’aportar un capital mínim, que vol dirigir el negoci ell a soles i que no l’importa el tipus de responsabilitat, ja que considera que les inversions són mínimes i no suposen un risc pel seu patrimoni. Quina forma jurídica seria la més adequada? Raona la resposta.</text:p>
        </text:list-item>
        <text:list-item>
          <text:p text:style-name="P4">Marta Pérez, Joana Marí i Carla Díez són 3 informàtiques que van quedar a l’atur fa un any i volen muntar una empresa on puguen treballar. Les 3 decideixen que van a crear per tant un negoci on elles actuaran com a treballadores. No funden l’empresa amb ànim de lucre, sols per crear llocs de treball. Les 3 amigues no tenen massa diners, amb la qual cosa prefereixen una forma jurídica on no s’haja de pagar més de 3.000€ de capital social. Quina forma jurídica seria aconsellable?</text:p>
        </text:list-item>
        <text:list-item>
          <text:p text:style-name="P4">El capital d’una SA es divideix en ............................., mentre que el de les SL es divideix en .................................... El capital de les .......... pot transmetre’s lliurement, al contrari que el de les .......... que sols pot transmetre’s a familiar o altres socis. Per aquestes raons es considera que les ................ són les societats capitalistes per excel·lència, doncs no importen les persones sinó els diners.</text:p>
        </text:list-item>
        <text:list-item>
          <text:p text:style-name="P4">Un empresari que té un negoci minorista informàtic, està pensant canviar la forma jurídica de la seva empresa a causa dels impostos que ha de pagar. Actualment és empresari individual i l’altra possibilitat que té en ment és la de transformar-se en SL. Així, els 2 últims anys ha pagat un % de l’IRPF del 20%, i enguany va camí de pagar el mateix tant per cent. Creus que segons aquestes dades i tenint com a argument del canvi de forma jurídica la quantitat de impostos a pagar, li convé de veres el canvi? Raona la resposta.</text:p>
        </text:list-item>
        <text:list-item>
          <text:p text:style-name="P4"><text:soft-page-break/>Jordi i Ximo són 2 informàtics que decideixen muntar un negoci on ells podran treballar. El que han fet és muntar una Societat Anònima Laboral. Les causes que els han dut a escollir aquesta forma jurídica són les següents: no tenien massa diners i així han limitat el capital a aportar a 3.005,06€. D’altra banda la responsabilitat dels promotors és limitada, amb la qual cosa s’estalvien que en cas que les coses vagen malament es toque el seu patrimoni personal. A més, com tampoc disposaven dels 3.000€, han aconseguit que el seu amic Carles passe a formar part de l’empresa com a soci no treballador, adquirint el 55% de les accions de l’empresa. Per últim, han escollit aquesta forma jurídica perquè els han dit que seguint determinats requisits, passaran a ser fiscalment protegides i pagaran un 20% d’IS en lloc del 25% habitual. Han encertat Jordi i Ximo en la seva elecció? Quines errades han fet? Raona la resposta.</text:p>
        </text:list-item>
        <text:list-item>
          <text:p text:style-name="P5">Pau López vol muntar un xicotet negoci minorista informàtic on a la vegada prestarà serveis de reparació i impartirà cursos per mig d’un treballador que té pensat contractar. A Pau li preocupa molt el tema de la responsabilitat, doncs no vol que una mala gestió li faça perdre els seus pisos i el cotxe. D’altra banda, Pau vol dirigir ell soles el negoci (sense cap soci més), i té uns pocs diners invertibles, amb la qual cosa es pot permetre pagar un capital social que no supere els 5.000€. Quina forma jurídica hauria d’escollir Pau? Si a més pensara en una forma jurídica que el permeta crear el negoci en 24-48 hores, quina hauria de ser la forma jurídica escollida? Raona les respostes i no escollisques la mateixa opció en els 2 casos.</text:p>
        </text:list-item>
        <text:list-item>
          <text:p text:style-name="P3"><text:span text:style-name="T1">Quins avantatges i desavantatges presenta la forma jurídica d’empresari individual davant una SL?</text:span></text:p>
        </text:list-item>
        <text:list-item>
          <text:p text:style-name="P3"><text:span text:style-name="T1">Quines condicions ha de complir una empresari individual per convertir-se en Empresari de Responsabilitat Limitada?</text:span></text:p>
        </text:list-item>
      </text:list>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pitch="variable"/>
    <style:font-face style:name="Noto Sans CJK SC" svg:font-family="'Noto Sans CJK SC'" style:font-pitch="variable"/>
    <style:font-face style:name="Noto Sans Devanagari" svg:font-family="'Noto Sans Devanagari'"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ca"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pitch="variable" fo:font-size="11pt" fo:language="es" fo:country="ES"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pitch="variable" fo:font-size="8pt" style:font-size-asian="8pt" style:font-name-complex="Tahoma" style:font-family-complex="Tahoma" style:font-pitch-complex="variable" style:font-size-complex="8pt"/>
    </style:style>
    <style:style style:name="Texto_20_independiente_20_2" style:display-name="Texto independiente 2" style:family="paragraph" style:parent-style-name="Standard">
      <style:paragraph-properties fo:margin-top="0cm" fo:margin-bottom="0cm" loext:contextual-spacing="false" fo:line-height="150%" fo:text-align="justify" style:justify-single-word="false"/>
      <style:text-properties style:font-name="Arial" fo:font-family="Arial" style:font-family-generic="swiss" style:font-pitch="variable" fo:font-size="12pt" fo:language="ca" fo:country="E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font-weight-complex="bold"/>
    </style:style>
    <style:style style:name="Lista_20_vistosa_20_-_20_Énfasis_20_1" style:display-name="Lista vistosa - Énfasis 1" style:family="paragraph" style:parent-style-name="Standard">
      <style:paragraph-properties fo:margin-left="1.249cm" fo:margin-right="0cm" fo:text-indent="0cm" style:auto-text-indent="false"/>
    </style:style>
    <style:style style:name="Text_20_independent_20_2" style:display-name="Text independent 2" style:family="paragraph" style:parent-style-name="Standard">
      <style:paragraph-properties fo:margin-top="0cm" fo:margin-bottom="0cm" loext:contextual-spacing="false" fo:line-height="150%" fo:text-align="justify" style:justify-single-word="false" fo:hyphenation-ladder-count="no-limit"/>
      <style:text-properties style:font-name="Arial" fo:font-family="Arial" style:font-family-generic="swiss" style:font-pitch="variable" fo:font-size="12pt" fo:language="ca" fo:country="ES" fo:font-weight="bold" style:font-name-asian="Times New Roman" style:font-family-asian="'Times New Roman'" style:font-family-generic-asian="roman" style:font-pitch-asian="variable" style:font-size-asian="12pt" style:language-asian="zh" style:country-asian="CN" style:font-weight-asian="bold" style:font-name-complex="Arial" style:font-family-complex="Arial" style:font-family-generic-complex="swiss" style:font-pitch-complex="variable" style:font-size-complex="12pt" style:font-weight-complex="bold" fo:hyphenate="false" fo:hyphenation-remain-char-count="2" fo:hyphenation-push-char-count="2" loext:hyphenation-no-caps="false"/>
    </style:style>
    <style:style style:name="Normal_20__28_Web_29_" style:display-name="Normal (Web)" style:family="paragraph" style:parent-style-name="Standard">
      <style:paragraph-properties fo:margin-top="0.494cm" fo:margin-bottom="0.21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z0" style:family="text">
      <style:text-properties style:font-name="Arial" fo:font-family="Arial" style:font-family-generic="swiss" style:font-pitch="variable" fo:language="ca" fo:country="ES"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Texto_20_independiente_20_2_20_Car" style:display-name="Texto independiente 2 Car" style:family="text">
      <style:text-properties style:font-name="Arial" fo:font-family="Arial" style:font-family-generic="swiss" style:font-pitch="variable" fo:font-size="12pt" fo:language="ca" fo:country="E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Arial" fo:font-size="16pt" fo:language="ca" fo:country="ES" style:text-underline-style="solid" style:text-underline-width="auto" style:text-underline-color="font-color" fo:font-weight="bold" style:font-size-asian="16pt" style:font-weight-asian="bold" style:font-name-complex="Arial" style:font-size-complex="16pt"/>
    </style:style>
    <style:style style:name="MP2" style:family="paragraph" style:parent-style-name="Header">
      <style:text-properties style:font-name="Arial" fo:font-size="16pt" fo:language="ca" fo:country="ES" style:text-underline-style="solid" style:text-underline-width="auto" style:text-underline-color="font-color" fo:font-weight="bold" style:font-size-asian="16pt" style:font-weight-asian="bold" style:font-name-complex="Arial" style:font-size-complex="16pt"/>
    </style:style>
    <style:page-layout style:name="Mpm1">
      <style:page-layout-properties fo:page-width="21.001cm" fo:page-height="29.7cm" style:num-format="1" style:print-orientation="portrait" fo:margin-top="1.249cm" fo:margin-bottom="1.251cm" fo:margin-left="2.752cm" fo:margin-right="2.24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bottom="0.653cm" style:dynamic-spacing="true"/>
      </style:header-style>
      <style:footer-style/>
    </style:page-layout>
  </office:automatic-styles>
  <office:master-styles>
    <style:master-page style:name="Standard" style:page-layout-name="Mpm1">
      <style:header>
        <text:p text:style-name="MP1"/>
        <text:p text:style-name="MP2"/>
        <text:p text:style-name="MP2"/>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o</meta:initial-creator>
    <meta:creation-date>2021-10-25T11:41:00</meta:creation-date>
    <dc:date>2022-12-15T16:28:06.551150115</dc:date>
    <meta:editing-cycles>5</meta:editing-cycles>
    <meta:editing-duration>PT11M18S</meta:editing-duration>
    <meta:print-date>1995-11-21T17:41:00</meta:print-date>
    <meta:document-statistic meta:table-count="0" meta:image-count="0" meta:object-count="0" meta:page-count="2" meta:paragraph-count="9" meta:word-count="699" meta:character-count="4041" meta:non-whitespace-character-count="3360"/>
    <meta:generator>LibreOffice/6.4.7.2$Linux_X86_64 LibreOffice_project/40$Build-2</meta:generator>
  </office:meta>
</office:document-meta>
</file>